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5cm" svg:stroke-color="#000000" draw:marker-start-width="0.266cm" draw:marker-end-width="0.266cm" draw:fill="none" draw:fill-color="#ffffff" draw:textarea-vertical-align="middle" draw:auto-grow-height="false" fo:min-height="0.21cm" fo:padding-top="0.138cm" fo:padding-bottom="0.138cm" fo:padding-left="0.263cm" fo:padding-right="0.263cm"/>
    </style:style>
    <style:style style:name="gr2" style:family="graphic" style:parent-style-name="standard">
      <style:graphic-properties draw:stroke="none" svg:stroke-color="#000000" draw:fill="none" draw:fill-color="#ffffff" fo:min-height="0.357cm"/>
    </style:style>
    <style:style style:name="gr3" style:family="graphic" style:parent-style-name="standard">
      <style:graphic-properties draw:stroke="solid" svg:stroke-width="0.025cm" svg:stroke-color="#000000" draw:marker-start-width="0.266cm" draw:marker-end-width="0.266cm" draw:fill="none" draw:fill-color="#ffffff" draw:textarea-vertical-align="middle" draw:auto-grow-height="false" fo:min-height="1.934cm" fo:padding-top="0.138cm" fo:padding-bottom="0.138cm" fo:padding-left="0.263cm" fo:padding-right="0.263cm"/>
    </style:style>
    <style:style style:name="gr4" style:family="graphic" style:parent-style-name="standard">
      <style:graphic-properties draw:stroke="solid" svg:stroke-width="0.025cm" svg:stroke-color="#000000" draw:marker-start-width="0.266cm" draw:marker-end-width="0.266cm" draw:fill="none" draw:fill-color="#ffffff" draw:textarea-vertical-align="middle" draw:auto-grow-height="false" fo:min-height="1.934cm" fo:padding-top="0.138cm" fo:padding-bottom="0.138cm" fo:padding-left="0.263cm" fo:padding-right="0.263cm"/>
    </style:style>
    <style:style style:name="gr5" style:family="graphic" style:parent-style-name="objectwithoutfill">
      <style:graphic-properties svg:stroke-width="0.025cm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6" style:family="graphic" style:parent-style-name="objectwithoutfill">
      <style:graphic-properties svg:stroke-width="0.025cm" draw:marker-start-width="0.266cm" draw:marker-end="Symmetric_20_Arrow" draw:marker-end-width="0.113cm" draw:fill="none" draw:textarea-vertical-align="middle" fo:padding-top="0.137cm" fo:padding-bottom="0.137cm" fo:padding-left="0.262cm" fo:padding-right="0.262cm"/>
    </style:style>
    <style:style style:name="gr7" style:family="graphic" style:parent-style-name="standard">
      <style:graphic-properties draw:stroke="none" svg:stroke-color="#000000" draw:fill="none" draw:fill-color="#ffffff" fo:min-height="0.589cm"/>
    </style:style>
    <style:style style:name="gr8" style:family="graphic" style:parent-style-name="standard">
      <style:graphic-properties draw:stroke="dash" draw:stroke-dash="Dashed_20__28_var_29_" svg:stroke-width="0.025cm" svg:stroke-color="#000000" draw:marker-start-width="0.266cm" draw:marker-end-width="0.266cm" draw:fill="none" draw:fill-color="#ffffff" draw:textarea-vertical-align="top" draw:auto-grow-height="false" fo:min-height="1.934cm" fo:padding-top="0.138cm" fo:padding-bottom="0.138cm" fo:padding-left="0.263cm" fo:padding-right="0.263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 draw:fill-color="#ffffff"/>
      <style:text-properties fo:font-size="9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15pt"/>
    </style:style>
    <style:style style:name="P6" style:family="paragraph">
      <loext:graphic-properties draw:fill="none" draw:fill-color="#ffffff"/>
      <style:paragraph-properties fo:text-align="center"/>
      <style:text-properties fo:font-size="20pt" style:text-underline-style="solid" style:text-underline-width="auto" style:text-underline-color="font-color" fo:background-color="transparent"/>
    </style:style>
    <style:style style:name="T1" style:family="text">
      <style:text-properties fo:font-size="9pt"/>
    </style:style>
    <style:style style:name="T2" style:family="text">
      <style:text-properties fo:font-size="15pt"/>
    </style:style>
    <style:style style:name="T3" style:family="text">
      <style:text-properties fo:font-size="20pt" style:text-underline-style="solid" style:text-underline-width="auto" style:text-underline-color="font-color"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1" draw:id="id1" draw:layer="layout" svg:width="2.54cm" svg:height="0.61cm" draw:transform="rotate (1.5707963267949) translate (0.906cm 7.885cm)">
          <draw:text-box draw:corner-radius="0.102cm">
            <text:p text:style-name="P1">Input Image</text:p>
          </draw:text-box>
        </draw:frame>
        <draw:frame draw:style-name="gr2" draw:text-style-name="P3" draw:layer="layout" svg:width="1.651cm" svg:height="0.607cm" svg:x="3.139cm" svg:y="4.734cm">
          <draw:text-box>
            <text:p><text:span text:style-name="T1">160 x 4</text:span></text:p>
          </draw:text-box>
        </draw:frame>
        <draw:frame draw:style-name="gr2" draw:text-style-name="P3" draw:layer="layout" svg:width="1.85cm" svg:height="0.607cm" svg:x="12.62cm" svg:y="4.597cm">
          <draw:text-box>
            <text:p><text:span text:style-name="T1">160 x 18</text:span></text:p>
          </draw:text-box>
        </draw:frame>
        <draw:frame draw:style-name="gr2" draw:text-style-name="P3" draw:layer="layout" svg:width="1.778cm" svg:height="0.607cm" svg:x="5.818cm" svg:y="1.838cm">
          <draw:text-box>
            <text:p><text:span text:style-name="T1">160 x 6</text:span></text:p>
          </draw:text-box>
        </draw:frame>
        <draw:frame draw:style-name="gr3" draw:text-style-name="P2" xml:id="id4" draw:id="id4" draw:layer="layout" svg:width="2.533cm" svg:height="1.294cm" draw:transform="rotate (1.5707963267949) translate (3.308cm 7.885cm)">
          <draw:text-box draw:corner-radius="0.102cm">
            <text:p text:style-name="P1">1x1 Convolution (2)</text:p>
          </draw:text-box>
        </draw:frame>
        <draw:frame draw:style-name="gr3" draw:text-style-name="P2" xml:id="id5" draw:id="id5" draw:layer="layout" svg:width="2.438cm" svg:height="2.54cm" svg:x="5.466cm" svg:y="5.345cm">
          <draw:text-box draw:corner-radius="0.102cm">
            <text:p text:style-name="P1">2x2 Separable Convolution</text:p>
          </draw:text-box>
        </draw:frame>
        <draw:frame draw:style-name="gr3" draw:text-style-name="P2" xml:id="id6" draw:id="id6" draw:layer="layout" svg:width="2.533cm" svg:height="1.294cm" draw:transform="rotate (1.5707963267949) translate (3.308cm 10.786cm)">
          <draw:text-box draw:corner-radius="0.102cm">
            <text:p text:style-name="P1">1x1 Convolution (3)</text:p>
          </draw:text-box>
        </draw:frame>
        <draw:frame draw:style-name="gr3" draw:text-style-name="P2" xml:id="id3" draw:id="id3" draw:layer="layout" svg:width="2.438cm" svg:height="2.54cm" svg:x="5.466cm" svg:y="2.445cm">
          <draw:text-box draw:corner-radius="0.102cm">
            <text:p text:style-name="P1">1x1 Convolution</text:p>
            <text:p text:style-name="P1">(1)</text:p>
          </draw:text-box>
        </draw:frame>
        <draw:frame draw:style-name="gr3" draw:text-style-name="P2" xml:id="id7" draw:id="id7" draw:layer="layout" svg:width="2.438cm" svg:height="2.54cm" svg:x="5.466cm" svg:y="8.245cm">
          <draw:text-box draw:corner-radius="0.102cm">
            <text:p text:style-name="P1">5x5 Separable Convolution</text:p>
          </draw:text-box>
        </draw:frame>
        <draw:frame draw:style-name="gr4" draw:text-style-name="P2" xml:id="id9" draw:id="id9" draw:layer="layout" svg:width="2.438cm" svg:height="2.54cm" svg:x="9.657cm" svg:y="5.345cm">
          <draw:text-box draw:corner-radius="0.102cm">
            <text:p/>
          </draw:text-box>
        </draw:frame>
        <draw:frame draw:style-name="gr4" draw:text-style-name="P2" xml:id="id8" draw:id="id8" draw:layer="layout" svg:width="2.438cm" svg:height="2.54cm" svg:x="12.327cm" svg:y="5.345cm">
          <draw:text-box draw:corner-radius="0.102cm">
            <text:p/>
          </draw:text-box>
        </draw:frame>
        <draw:frame draw:style-name="gr4" draw:text-style-name="P2" xml:id="id10" draw:id="id10" draw:layer="layout" svg:width="2.438cm" svg:height="2.54cm" svg:x="15.005cm" svg:y="5.345cm">
          <draw:text-box draw:corner-radius="0.102cm">
            <text:p/>
          </draw:text-box>
        </draw:frame>
        <draw:frame draw:style-name="gr4" draw:text-style-name="P2" xml:id="id11" draw:id="id11" draw:layer="layout" svg:width="8.255cm" svg:height="2.794cm" svg:x="9.428cm" svg:y="5.218cm">
          <draw:text-box draw:corner-radius="0.102cm">
            <text:p/>
          </draw:text-box>
        </draw:frame>
        <draw:connector draw:style-name="gr5" draw:text-style-name="P4" draw:layer="layout" draw:type="line" svg:x1="1.516cm" svg:y1="6.615cm" svg:x2="3.205cm" svg:y2="3.694cm" draw:start-shape="id1" draw:start-glue-point="2" draw:end-shape="id2" draw:end-glue-point="2" svg:d="M1516 6615l1689-2921" svg:viewBox="0 0 1690 2922">
          <text:p/>
        </draw:connector>
        <draw:connector draw:style-name="gr6" draw:text-style-name="P4" xml:id="id2" draw:id="id2" draw:layer="layout" draw:type="line" svg:x1="3.205cm" svg:y1="3.694cm" svg:x2="5.466cm" svg:y2="3.715cm" draw:end-shape="id3" draw:end-glue-point="3" svg:d="M3205 3694l2261 21" svg:viewBox="0 0 2262 22">
          <text:p/>
        </draw:connector>
        <draw:connector draw:style-name="gr6" draw:text-style-name="P4" draw:layer="layout" draw:type="line" svg:x1="1.516cm" svg:y1="6.615cm" svg:x2="3.308cm" svg:y2="6.619cm" draw:start-shape="id1" draw:start-glue-point="2" draw:end-shape="id4" draw:end-glue-point="0" svg:d="M1516 6615l1792 4" svg:viewBox="0 0 1793 5">
          <text:p/>
        </draw:connector>
        <draw:connector draw:style-name="gr6" draw:text-style-name="P4" draw:layer="layout" draw:type="line" svg:x1="4.602cm" svg:y1="6.619cm" svg:x2="5.466cm" svg:y2="6.615cm" draw:start-shape="id4" draw:start-glue-point="2" draw:end-shape="id5" draw:end-glue-point="3" svg:d="M4602 6619l864-4" svg:viewBox="0 0 865 5">
          <text:p/>
        </draw:connector>
        <draw:connector draw:style-name="gr6" draw:text-style-name="P4" draw:layer="layout" draw:type="line" svg:x1="4.602cm" svg:y1="9.52cm" svg:x2="5.466cm" svg:y2="9.515cm" draw:start-shape="id6" draw:end-shape="id7" draw:end-glue-point="3" svg:d="M4602 9520l864-5" svg:viewBox="0 0 865 6">
          <text:p/>
        </draw:connector>
        <draw:connector draw:style-name="gr6" draw:text-style-name="P4" draw:layer="layout" draw:type="line" svg:x1="1.516cm" svg:y1="6.615cm" svg:x2="3.308cm" svg:y2="9.52cm" draw:start-shape="id1" draw:start-glue-point="2" draw:end-shape="id6" draw:end-glue-point="0" svg:d="M1516 6615l1792 2905" svg:viewBox="0 0 1793 2906">
          <text:p/>
        </draw:connector>
        <draw:frame draw:style-name="gr2" draw:text-style-name="P3" draw:layer="layout" svg:width="1.651cm" svg:height="0.607cm" svg:x="0.5cm" svg:y="4.728cm">
          <draw:text-box>
            <text:p><text:span text:style-name="T1">160 x 3</text:span></text:p>
          </draw:text-box>
        </draw:frame>
        <draw:connector draw:style-name="gr6" draw:text-style-name="P4" draw:layer="layout" draw:type="line" svg:x1="7.904cm" svg:y1="6.615cm" svg:x2="12.327cm" svg:y2="6.615cm" draw:start-shape="id5" draw:start-glue-point="1" draw:end-shape="id8" draw:end-glue-point="3" svg:d="M7904 6615h4423" svg:viewBox="0 0 4424 1">
          <text:p/>
        </draw:connector>
        <draw:connector draw:style-name="gr6" draw:text-style-name="P4" draw:layer="layout" draw:type="line" svg:x1="7.904cm" svg:y1="3.715cm" svg:x2="10.876cm" svg:y2="5.345cm" draw:start-shape="id3" draw:start-glue-point="1" draw:end-shape="id9" svg:d="M7904 3715l2972 1630" svg:viewBox="0 0 2973 1631">
          <text:p/>
        </draw:connector>
        <draw:connector draw:style-name="gr6" draw:text-style-name="P4" draw:layer="layout" draw:type="line" svg:x1="7.904cm" svg:y1="9.515cm" svg:x2="15.005cm" svg:y2="6.615cm" draw:start-shape="id7" draw:start-glue-point="1" draw:end-shape="id10" draw:end-glue-point="3" svg:d="M7904 9515l7101-2900" svg:viewBox="0 0 7102 2901">
          <text:p/>
        </draw:connector>
        <draw:frame draw:style-name="gr7" draw:text-style-name="P5" draw:layer="layout" svg:width="4.445cm" svg:height="0.839cm" svg:x="11.306cm" svg:y="3.694cm">
          <draw:text-box>
            <text:p text:style-name="P1"><text:span text:style-name="T2">Concatenate</text:span></text:p>
          </draw:text-box>
        </draw:frame>
        <draw:connector draw:style-name="gr6" draw:text-style-name="P4" draw:layer="layout" draw:type="line" svg:x1="17.683cm" svg:y1="6.615cm" svg:x2="20.173cm" svg:y2="6.61cm" draw:start-shape="id11" draw:start-glue-point="1" svg:d="M17683 6615l2490-5" svg:viewBox="0 0 2491 6">
          <text:p/>
        </draw:connector>
        <draw:frame draw:style-name="gr8" draw:text-style-name="P6" draw:layer="layout" svg:width="16.002cm" svg:height="11.557cm" svg:x="2.278cm" svg:y="0.508cm">
          <draw:text-box draw:corner-radius="0.102cm">
            <text:p text:style-name="P1"><text:span text:style-name="T3">Inception Modul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3T12:01:51.432224929</meta:creation-date>
    <dc:date>2018-02-13T18:52:19.564867050</dc:date>
    <meta:editing-duration>PT23M48S</meta:editing-duration>
    <meta:editing-cycles>5</meta:editing-cycles>
    <meta:generator>LibreOffice/5.1.6.2$Linux_X86_64 LibreOffice_project/10m0$Build-2</meta:generator>
    <meta:document-statistic meta:object-count="26"/>
  </office:meta>
</office:document-meta>
</file>